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2f5" officeooo:paragraph-rsid="001822f5"/>
    </style:style>
    <style:style style:name="P2" style:family="paragraph" style:parent-style-name="Standard">
      <style:text-properties officeooo:rsid="0018e3db" officeooo:paragraph-rsid="0018e3db"/>
    </style:style>
    <style:style style:name="P3" style:family="paragraph" style:parent-style-name="Standard">
      <style:text-properties officeooo:rsid="00193654" officeooo:paragraph-rsid="00193654"/>
    </style:style>
    <style:style style:name="T1" style:family="text">
      <style:text-properties officeooo:rsid="001936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29.11.2018:</text:p>
      <text:p text:style-name="P1"/>
      <text:p text:style-name="P2">Anwesend: Prinz, Fischbacher</text:p>
      <text:p text:style-name="P1"/>
      <text:p text:style-name="P1">Homolka: git name ändern</text:p>
      <text:p text:style-name="P1"/>
      <text:p text:style-name="P1">Testfälle und Testprotokolle am 6.12.2018 nachführen (für Sprint2)</text:p>
      <text:p text:style-name="P1"/>
      <text:p text:style-name="P2">Präsentation: nicht Ticketnummer sondern zb “US001”</text:p>
      <text:p text:style-name="P2"/>
      <text:p text:style-name="P2">Aufruf ohne “./” <text:s/>und ohne “_bin” ohne “-s”</text:p>
      <text:p text:style-name="P2"/>
      <text:p text:style-name="P2">Bei help: <text:s/>undocumented commands?</text:p>
      <text:p text:style-name="P2"/>
      <text:p text:style-name="P2">Mit open in die Datei gehen und danach nur noch zb “list” eingeben ohne weiteren Parametern wird eine Statistik ausgegeben<text:span text:style-name="T1">(kompaktes format)</text:span> und mittels Parametern kann dann die genaue Liste ausgegeben werden <text:span text:style-name="T1">bzw die Übersetzungen dazu angezeigt.</text:span></text:p>
      <text:p text:style-name="P2"/>
      <text:p text:style-name="P3">PDF(Latex) von der Dokumentation verlinken</text:p>
      <text:p text:style-name="P3"/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4:37:27.950371704</meta:creation-date>
    <dc:date>2018-11-29T15:03:40.215634870</dc:date>
    <meta:editing-duration>PT4M52S</meta:editing-duration>
    <meta:editing-cycles>1</meta:editing-cycles>
    <meta:document-statistic meta:table-count="0" meta:image-count="0" meta:object-count="0" meta:page-count="1" meta:paragraph-count="9" meta:word-count="76" meta:character-count="554" meta:non-whitespace-character-count="485"/>
    <meta:generator>LibreOffice/5.2.7.2$Linux_X86_64 LibreOffice_project/20m0$Build-2</meta:generator>
  </office:meta>
</office:document-meta>
</file>